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@ -2,18 +2,18 @@ package com.aplicaciones13.placas.cliente;</text:p>
      <text:p text:style-name="Standard"/>
      <text:p text:style-name="Standard">import java.util.ArrayList;</text:p>
      <text:p text:style-name="Standard">import java.util.List;</text:p>
      <text:p text:style-name="Standard"/>
      <text:p text:style-name="Standard">import java.io.File;</text:p>
      <text:p text:style-name="Standard">import java.time.Duration;</text:p>
      <text:p text:style-name="Standard">import org.openqa.selenium.By;</text:p>
      <text:p text:style-name="Standard">import org.openqa.selenium.WebDriver;</text:p>
      <text:p text:style-name="Standard">import org.openqa.selenium.WebElement;</text:p>
      <text:p text:style-name="Standard">import org.openqa.selenium.chrome.ChromeDriver;</text:p>
      <text:p text:style-name="Standard">import org.openqa.selenium.chrome.ChromeDriverLogLevel;</text:p>
      <text:p text:style-name="Standard">import org.openqa.selenium.chrome.ChromeOptions;</text:p>
      <text:p text:style-name="Standard">import org.openqa.selenium.support.ui.ExpectedConditions;</text:p>
      <text:p text:style-name="Standard">import org.openqa.selenium.support.ui.WebDriverWait;</text:p>
      <text:p text:style-name="Standard"/>
      <text:p text:style-name="Standard">import com.aplicaciones13.placas.cliente.utilidades.Generador;</text:p>
      <text:p text:style-name="Standard"/>
      <text:p text:style-name="Standard">import lombok.Getter;</text:p>
      <text:p text:style-name="Standard">import lombok.Setter;</text:p>
      <text:p text:style-name="Standard">import lombok.extern.slf4j.Slf4j;</text:p>
      <text:p text:style-name="Standard">@ -37,31 +37,15 @@ public class ConsumoWebCliente {</text:p>
      <text:p text:style-name="Standard"><text:s text:c="2"/>private WebDriver driver;</text:p>
      <text:p text:style-name="Standard"><text:s text:c="2"/>private Duration timeout;</text:p>
      <text:p text:style-name="Standard"><text:s text:c="2"/>private String respuesta;</text:p>
      <text:p text:style-name="Standard"><text:s text:c="2"/>private String placa = "I0097902";</text:p>
      <text:p text:style-name="Standard"><text:s text:c="2"/>private String placa = "I0098705";</text:p>
      <text:p text:style-name="Standard"><text:s text:c="2"/>private String urlSRI = "https://srienlinea.sri.gob.ec/sri-en-linea/SriVehiculosWeb/ConsultaValoresPagarVehiculo/Consultas/consultaRubros";</text:p>
      <text:p text:style-name="Standard"><text:s text:c="2"/>private String userAgent = "Mozilla/5.0 (Linux; Android 10; CPH2239) AppleWebKit/537.36 (KHTML, like Gecko) Chrome/107.0.0.0 Mobile Safari/537.36";</text:p>
      <text:p text:style-name="Standard"><text:s text:c="2"/>private String chromeDriver = "/home/ovelez/Descargas/chromedriver-106.0.5249.21";</text:p>
      <text:p text:style-name="Standard"><text:s text:c="2"/>private String userAgent = "Mozilla/5.0 (X11; Linux x86_64) AppleWebKit/537.36 (KHTML, like Gecko) Chrome/114.0.5735.90 Safari/537.36";</text:p>
      <text:p text:style-name="Standard"><text:s text:c="2"/>private String chromeDriver = "/home/ovelez/Descargas/chromedriver-114.0.5735.90";</text:p>
      <text:p text:style-name="Standard"><text:s text:c="2"/>private String extensionPath = "/home/ovelez/Descargas/Buster-Captcha-Solver-for-Humans.crx";</text:p>
      <text:p text:style-name="Standard"/>
      <text:p text:style-name="Standard"><text:s text:c="2"/>public static void main(String[] args) {</text:p>
      <text:p text:style-name="Standard"><text:s text:c="4"/>ConsumoWebCliente consumoWebCliente = new ConsumoWebCliente();</text:p>
      <text:p text:style-name="Standard"/>
      <text:p text:style-name="Standard"><text:s text:c="4"/>Duration timeout = Duration.ofSeconds(20);</text:p>
      <text:p text:style-name="Standard"><text:s text:c="4"/>consumoWebCliente.setTimeout(timeout);</text:p>
      <text:p text:style-name="Standard"><text:s text:c="4"/>consumoWebCliente.setUrlSRI(</text:p>
      <text:p text:style-name="Standard"><text:s text:c="8"/>"https://srienlinea.sri.gob.ec/sri-en-linea/SriVehiculosWeb/ConsultaValoresPagarVehiculo/Consultas/consultaRubros");</text:p>
      <text:p text:style-name="Standard"/>
      <text:p text:style-name="Standard"><text:s text:c="4"/>consumoWebCliente</text:p>
      <text:p text:style-name="Standard"><text:s text:c="8"/>.setUserAgent(</text:p>
      <text:p text:style-name="Standard"><text:s text:c="12"/>"Mozilla/5.0 (Linux; Android 10; CPH2239) AppleWebKit/537.36 (KHTML, like Gecko) Chrome/107.0.0.0 Mobile Safari/537.36");</text:p>
      <text:p text:style-name="Standard"><text:s text:c="4"/>consumoWebCliente.setPlaca("I0097902");</text:p>
      <text:p text:style-name="Standard"><text:soft-page-break/></text:p>
      <text:p text:style-name="Standard"><text:s text:c="4"/>consumoWebCliente.setChromeDriver("/home/ovelez/Descargas/chromedriver-106.0.5249.21");</text:p>
      <text:p text:style-name="Standard"/>
      <text:p text:style-name="Standard"><text:s text:c="4"/>if (consumoWebCliente.ejecutar()) {</text:p>
      <text:p text:style-name="Standard"><text:s text:c="6"/>log.warn("Respuesta: {}", consumoWebCliente.getRespuesta());</text:p>
      <text:p text:style-name="Standard"><text:s text:c="4"/>} else {</text:p>
      <text:p text:style-name="Standard"><text:s text:c="6"/>log.warn("Respuesta Error: {}", consumoWebCliente.getRespuesta());</text:p>
      <text:p text:style-name="Standard"><text:s text:c="4"/>}</text:p>
      <text:p text:style-name="Standard"><text:s text:c="4"/>consumoWebCliente.ejecutarTest(); <text:s text:c="3"/></text:p>
      <text:p text:style-name="Standard"><text:s text:c="2"/>}</text:p>
      <text:p text:style-name="Standard"/>
      <text:p text:style-name="Standard"><text:s text:c="2"/>/**</text:p>
      <text:p text:style-name="Standard">@ -69,8 +53,9 @@ public class ConsumoWebCliente {</text:p>
      <text:p text:style-name="Standard"><text:s text:c="3"/>* </text:p>
      <text:p text:style-name="Standard"><text:s text:c="3"/>* Para ejecuar el proceso String[] args</text:p>
      <text:p text:style-name="Standard"><text:s text:c="3"/>*/</text:p>
      <text:p text:style-name="Standard"><text:s text:c="2"/>public void ejecutarTest() {</text:p>
      <text:p text:style-name="Standard"><text:s text:c="2"/>private void ejecutarTest() {</text:p>
      <text:p text:style-name="Standard"><text:s text:c="4"/>ConsumoWebCliente consumoWebCliente = new ConsumoWebCliente();</text:p>
      <text:p text:style-name="Standard"><text:s text:c="4"/>consumoWebCliente.setTimeout(Duration.ofSeconds(20));</text:p>
      <text:p text:style-name="Standard"><text:s text:c="4"/>boolean estado = consumoWebCliente.ejecutar();</text:p>
      <text:p text:style-name="Standard"><text:s text:c="4"/>log.info("Estado: {}", estado);</text:p>
      <text:p text:style-name="Standard"><text:s text:c="4"/>log.info("Respuesta: {}", consumoWebCliente.getRespuesta());</text:p>
      <text:p text:style-name="Standard">@ -85,13 +70,15 @@ public class ConsumoWebCliente {</text:p>
      <text:p text:style-name="Standard"><text:s text:c="3"/>*/</text:p>
      <text:p text:style-name="Standard"><text:s text:c="2"/>public boolean ejecutar() {</text:p>
      <text:p text:style-name="Standard"><text:s text:c="4"/>boolean estado = false;</text:p>
      <text:p text:style-name="Standard"><text:s text:c="4"/>configurarDriver();</text:p>
      <text:p text:style-name="Standard"><text:s text:c="4"/>if (buscarPlaca()) {</text:p>
      <text:p text:style-name="Standard"><text:s text:c="6"/>Generador.generarEsperaAleatoria(3000, 5500);</text:p>
      <text:p text:style-name="Standard"><text:s text:c="6"/>estado = analizarRespuesta();</text:p>
      <text:p text:style-name="Standard"><text:s text:c="4"/>if (configurarDriver()) {</text:p>
      <text:p text:style-name="Standard"><text:s text:c="6"/>if (ingresarPlaca()) {</text:p>
      <text:p text:style-name="Standard"><text:s text:c="8"/>if (presionarBotonBusqueda()) {</text:p>
      <text:p text:style-name="Standard"><text:s text:c="10"/>eludirReCaptcha();</text:p>
      <text:p text:style-name="Standard"><text:s text:c="10"/>estado = analizarRespuesta();</text:p>
      <text:p text:style-name="Standard"><text:s text:c="8"/>}</text:p>
      <text:p text:style-name="Standard"><text:s text:c="6"/>}</text:p>
      <text:p text:style-name="Standard"><text:s text:c="6"/>tearDown();</text:p>
      <text:p text:style-name="Standard"><text:s text:c="4"/>}</text:p>
      <text:p text:style-name="Standard"><text:s text:c="4"/>Generador.generarEsperaAleatoria(3000, 5500);</text:p>
      <text:p text:style-name="Standard"><text:s text:c="4"/>tearDown();</text:p>
      <text:p text:style-name="Standard"><text:s text:c="4"/>return estado;</text:p>
      <text:p text:style-name="Standard"><text:s text:c="2"/>}</text:p>
      <text:p text:style-name="Standard"/>
      <text:p text:style-name="Standard">@ -108,90 +95,108 @@ public class ConsumoWebCliente {</text:p>
      <text:p text:style-name="Standard"><text:s text:c="3"/>* Administra el tiempo de espera implicito</text:p>
      <text:p text:style-name="Standard"><text:s text:c="3"/>* Elimina las cookies</text:p>
      <text:p text:style-name="Standard"><text:s text:c="3"/>*/</text:p>
      <text:p text:style-name="Standard"><text:s text:c="2"/>private void configurarDriver() {</text:p>
      <text:p text:style-name="Standard"><text:s text:c="4"/>System.setProperty("webdriver.chrome.driver", chromeDriver);</text:p>
      <text:p text:style-name="Standard"/>
      <text:p text:style-name="Standard"><text:soft-page-break/><text:s text:c="4"/>timeout = Duration.ofMillis(15000);</text:p>
      <text:p text:style-name="Standard"><text:s text:c="2"/>private boolean configurarDriver() {</text:p>
      <text:p text:style-name="Standard"><text:s text:c="4"/>try {</text:p>
      <text:p text:style-name="Standard"><text:s text:c="6"/>System.setProperty("webdriver.chrome.driver", chromeDriver);</text:p>
      <text:p text:style-name="Standard"><text:s text:c="6"/>timeout = Duration.ofMillis(15000);</text:p>
      <text:p text:style-name="Standard"/>
      <text:p text:style-name="Standard"><text:s text:c="4"/>List&lt;String&gt; listaOpciones = new ArrayList&lt;&gt;();</text:p>
      <text:p text:style-name="Standard"><text:s text:c="4"/>listaOpciones.add("--remote-allow-origins=*");</text:p>
      <text:p text:style-name="Standard"><text:s text:c="4"/>listaOpciones.add("ignore-certificate-errors");</text:p>
      <text:p text:style-name="Standard"><text:s text:c="4"/>listaOpciones.add("--disk-cache-size=0");</text:p>
      <text:p text:style-name="Standard"><text:s text:c="4"/>listaOpciones.add("--window-size=1600,862");</text:p>
      <text:p text:style-name="Standard"><text:s text:c="4"/>listaOpciones.add("--enable-javascript");</text:p>
      <text:p text:style-name="Standard"><text:s text:c="4"/>listaOpciones.add("--user-agent=" + userAgent);</text:p>
      <text:p text:style-name="Standard"><text:s text:c="6"/>List&lt;String&gt; listaOpciones = new ArrayList&lt;&gt;();</text:p>
      <text:p text:style-name="Standard"><text:s text:c="6"/>listaOpciones.add("--remote-allow-origins=*");</text:p>
      <text:p text:style-name="Standard"><text:s text:c="6"/>listaOpciones.add("--ignore-certificate-errors");</text:p>
      <text:p text:style-name="Standard"><text:s text:c="6"/>// listaOpciones.add("--disk-cache-size=0");</text:p>
      <text:p text:style-name="Standard"><text:s text:c="6"/>listaOpciones.add("--disable-web-security");</text:p>
      <text:p text:style-name="Standard"><text:s text:c="6"/>listaOpciones.add("--window-size=1600,862");</text:p>
      <text:p text:style-name="Standard"><text:s text:c="6"/>//listaOpciones.add("--enable-javascript");</text:p>
      <text:p text:style-name="Standard"><text:s text:c="6"/>listaOpciones.add("--disable-popup-blocking");</text:p>
      <text:p text:style-name="Standard"><text:s text:c="6"/>listaOpciones.add("--user-agent=" + userAgent);</text:p>
      <text:p text:style-name="Standard"><text:s text:c="6"/>listaOpciones.add("--no-sandbox");</text:p>
      <text:p text:style-name="Standard"><text:s text:c="6"/>//listaOpciones.add("--user-data-dir=/home/ovelez/.config/google-chrome");</text:p>
      <text:p text:style-name="Standard"><text:s text:c="6"/>//listaOpciones.add("--profile-directory=Profile 1");</text:p>
      <text:p text:style-name="Standard"/>
      <text:p text:style-name="Standard"><text:s text:c="4"/>ChromeOptions options = new ChromeOptions();</text:p>
      <text:p text:style-name="Standard"><text:s text:c="4"/>options.addArguments(listaOpciones);</text:p>
      <text:p text:style-name="Standard"><text:s text:c="4"/>options.setPageLoadStrategy(PageLoadStrategy.NORMAL);</text:p>
      <text:p text:style-name="Standard"><text:s text:c="6"/>ChromeOptions options = new ChromeOptions();</text:p>
      <text:p text:style-name="Standard"><text:s text:c="6"/>options.addArguments(listaOpciones);</text:p>
      <text:p text:style-name="Standard"><text:s text:c="6"/>options.setPageLoadStrategy(PageLoadStrategy.EAGER);</text:p>
      <text:p text:style-name="Standard"><text:s text:c="6"/>//options.setHeadless(true);</text:p>
      <text:p text:style-name="Standard"><text:s text:c="6"/></text:p>
      <text:p text:style-name="Standard"/>
      <text:p text:style-name="Standard"><text:s text:c="4"/>options.setHeadless(true);</text:p>
      <text:p text:style-name="Standard"><text:s text:c="6"/>try {</text:p>
      <text:p text:style-name="Standard"><text:s text:c="8"/>options.addExtensions(new File(extensionPath));</text:p>
      <text:p text:style-name="Standard"><text:s text:c="6"/>} catch (Exception e) {</text:p>
      <text:p text:style-name="Standard"><text:s text:c="8"/>log.warn("No se puede cargar la extension {}", e.toString());</text:p>
      <text:p text:style-name="Standard"><text:s text:c="6"/>}</text:p>
      <text:p text:style-name="Standard"/>
      <text:p text:style-name="Standard"><text:s text:c="4"/>driver = new ChromeDriver(options);</text:p>
      <text:p text:style-name="Standard"><text:s text:c="4"/>driver.manage().window().setSize(new Dimension(1600, 862));</text:p>
      <text:p text:style-name="Standard"><text:s text:c="4"/>driver.manage().timeouts().implicitlyWait(timeout);</text:p>
      <text:p text:style-name="Standard"><text:s text:c="4"/>driver.manage().deleteAllCookies();</text:p>
      <text:p text:style-name="Standard"><text:s text:c="6"/>driver = new ChromeDriver(options);</text:p>
      <text:p text:style-name="Standard"><text:s text:c="6"/>driver.manage().window().setSize(new Dimension(1600, 862));</text:p>
      <text:p text:style-name="Standard"><text:s text:c="6"/>driver.manage().timeouts().implicitlyWait(timeout);</text:p>
      <text:p text:style-name="Standard"><text:s text:c="6"/>driver.manage().deleteAllCookies();</text:p>
      <text:p text:style-name="Standard"><text:s text:c="6"/>driver.get(urlSRI);</text:p>
      <text:p text:style-name="Standard"><text:s text:c="4"/>} catch (Exception e) {</text:p>
      <text:p text:style-name="Standard"><text:soft-page-break/><text:s text:c="6"/>respuesta = String.format("No se ha podido crear la configuraicon del driver %s", e.toString());</text:p>
      <text:p text:style-name="Standard"><text:s text:c="6"/>return false;</text:p>
      <text:p text:style-name="Standard"><text:s text:c="4"/>}</text:p>
      <text:p text:style-name="Standard"><text:s text:c="4"/>return true;</text:p>
      <text:p text:style-name="Standard"><text:s text:c="2"/>}</text:p>
      <text:p text:style-name="Standard"/>
      <text:p text:style-name="Standard"><text:s text:c="2"/>/**</text:p>
      <text:p text:style-name="Standard"><text:s text:c="3"/>* Metodo para ejecutar la busqueda de la placa.</text:p>
      <text:p text:style-name="Standard"><text:s text:c="3"/>* Metodo para ingresar la placa.</text:p>
      <text:p text:style-name="Standard"><text:s text:c="3"/>* </text:p>
      <text:p text:style-name="Standard"><text:s text:c="3"/>* Carga la pagina del SRI.</text:p>
      <text:p text:style-name="Standard"><text:s text:c="3"/>* Posiciona sobre el campo de busqueda</text:p>
      <text:p text:style-name="Standard"><text:s text:c="3"/>* Ingresa la placa en el campo de busqueda</text:p>
      <text:p text:style-name="Standard"><text:s text:c="3"/>* Espera un tiempo aleatorio entre 3 y 5 segundos</text:p>
      <text:p text:style-name="Standard"><text:s text:c="3"/>* @return</text:p>
      <text:p text:style-name="Standard"><text:s text:c="3"/>*/</text:p>
      <text:p text:style-name="Standard"><text:s text:c="2"/>private boolean ingresarPlaca() {</text:p>
      <text:p text:style-name="Standard"><text:s text:c="4"/>try {</text:p>
      <text:p text:style-name="Standard"><text:s text:c="6"/>Generador.generarEsperaAleatoria(1000, 4000);</text:p>
      <text:p text:style-name="Standard"><text:s text:c="6"/>driver.findElement(By.id("busqueda")).sendKeys(placa);</text:p>
      <text:p text:style-name="Standard"><text:s text:c="6"/>Generador.generarEsperaAleatoria(400, 1300);</text:p>
      <text:p text:style-name="Standard"><text:s text:c="6"/>driver.findElement(By.id("busqueda")).sendKeys(Keys.ENTER);</text:p>
      <text:p text:style-name="Standard"><text:s text:c="6"/>return true;</text:p>
      <text:p text:style-name="Standard"><text:s text:c="4"/>} catch (Exception e) {</text:p>
      <text:p text:style-name="Standard"><text:s text:c="6"/>respuesta = String.format("No se ha podido ingresar la placa %s", placa);</text:p>
      <text:p text:style-name="Standard"><text:s text:c="4"/>}</text:p>
      <text:p text:style-name="Standard"><text:s text:c="4"/>return false;</text:p>
      <text:p text:style-name="Standard"><text:s text:c="2"/>}</text:p>
      <text:p text:style-name="Standard"/>
      <text:p text:style-name="Standard"><text:s text:c="2"/>/**</text:p>
      <text:p text:style-name="Standard"><text:s text:c="3"/>* Metodo para presionar el boton de busqueda.</text:p>
      <text:p text:style-name="Standard"><text:s text:c="3"/>* </text:p>
      <text:p text:style-name="Standard"><text:s text:c="3"/>* Busca y presiona el boton de busqueda</text:p>
      <text:p text:style-name="Standard"><text:s text:c="3"/>* Intenta presionar el boton de busqueda 3 veces</text:p>
      <text:p text:style-name="Standard"><text:s text:c="3"/>* Si el boton de busqueda se ejecuto correctamente devuelve true</text:p>
      <text:p text:style-name="Standard"><text:s text:c="3"/>* Caso contrario</text:p>
      <text:p text:style-name="Standard"><text:s text:c="3"/>* Asigna el mensaje de error y retorna false</text:p>
      <text:p text:style-name="Standard"><text:s text:c="3"/>* </text:p>
      <text:p text:style-name="Standard"><text:s text:c="3"/>*/</text:p>
      <text:p text:style-name="Standard"><text:s text:c="2"/>private boolean buscarPlaca() {</text:p>
      <text:p text:style-name="Standard"><text:s text:c="4"/>driver.get(urlSRI);</text:p>
      <text:p text:style-name="Standard"><text:s text:c="4"/>try {</text:p>
      <text:p text:style-name="Standard"><text:s text:c="6"/>driver.findElement(By.id("busqueda")).sendKeys(placa);</text:p>
      <text:p text:style-name="Standard"><text:s text:c="6"/>driver.findElement(By.id("busqueda")).sendKeys(Keys.ENTER);</text:p>
      <text:p text:style-name="Standard"><text:s text:c="6"/>Generador.generarEsperaAleatoria(3000, 5300);</text:p>
      <text:p text:style-name="Standard"/>
      <text:p text:style-name="Standard"><text:s text:c="6"/>for (int i = 0; i &lt; 3; i++) {</text:p>
      <text:p text:style-name="Standard"><text:s text:c="8"/>log.warn("Intento de busqueda: {}", i);</text:p>
      <text:p text:style-name="Standard"><text:s text:c="8"/>if (isBotonBusquedaClick(driver)) {</text:p>
      <text:p text:style-name="Standard"><text:s text:c="10"/>return true;</text:p>
      <text:p text:style-name="Standard"><text:s text:c="8"/>}</text:p>
      <text:p text:style-name="Standard"><text:s text:c="2"/>private boolean presionarBotonBusqueda() {</text:p>
      <text:p text:style-name="Standard"><text:soft-page-break/><text:s text:c="4"/>for (int i = 0; i &lt; 3; i++) {</text:p>
      <text:p text:style-name="Standard"><text:s text:c="6"/>if (isBotonBusquedaObligadoClick()) {</text:p>
      <text:p text:style-name="Standard"><text:s text:c="8"/>return true;</text:p>
      <text:p text:style-name="Standard"><text:s text:c="6"/>}</text:p>
      <text:p text:style-name="Standard"/>
      <text:p text:style-name="Standard"><text:s text:c="4"/>} catch (Exception e) {</text:p>
      <text:p text:style-name="Standard"><text:s text:c="6"/>log.warn("No se puede cargar datos a la busqueda {}", e.toString());</text:p>
      <text:p text:style-name="Standard"><text:s text:c="4"/>}</text:p>
      <text:p text:style-name="Standard"/>
      <text:p text:style-name="Standard"><text:s text:c="4"/>log.warn("La placa {} no habilita el pago de matricula", placa);</text:p>
      <text:p text:style-name="Standard"><text:s text:c="4"/>respuesta = "Boton de busqueda no encontrado";</text:p>
      <text:p text:style-name="Standard"><text:s text:c="4"/>return false;</text:p>
      <text:p text:style-name="Standard"><text:s text:c="2"/>}</text:p>
      <text:p text:style-name="Standard"/>
      <text:p text:style-name="Standard"><text:s text:c="2"/>/**</text:p>
      <text:p text:style-name="Standard"><text:s text:c="3"/>* Metodo para buscar el boton de busqueda y ejecutarlo.</text:p>
      <text:p text:style-name="Standard"><text:s text:c="3"/>* Metodo para ejecutar el boton de busqueda.</text:p>
      <text:p text:style-name="Standard"><text:s text:c="3"/>* </text:p>
      <text:p text:style-name="Standard"><text:s text:c="3"/>* </text:p>
      <text:p text:style-name="Standard"><text:s text:c="3"/>* Busca todos los elementos en la pagina que son botones</text:p>
      <text:p text:style-name="Standard"><text:s text:c="3"/>* y busca el boton que tiene el texto "Consultar"</text:p>
      <text:p text:style-name="Standard"><text:s text:c="3"/>* Si encuentra el boton, lo ejecuta y devuelve true</text:p>
      <text:p text:style-name="Standard"><text:s text:c="3"/>* Caso contrario devuelve false</text:p>
      <text:p text:style-name="Standard"><text:s text:c="3"/>* @param driver</text:p>
      <text:p text:style-name="Standard"><text:s text:c="3"/>* @return</text:p>
      <text:p text:style-name="Standard"><text:s text:c="3"/>*/</text:p>
      <text:p text:style-name="Standard"><text:s text:c="2"/>private boolean isBotonBusquedaClick(WebDriver driver) {</text:p>
      <text:p text:style-name="Standard"><text:s text:c="2"/>private boolean isBotonBusquedaObligadoClick() {</text:p>
      <text:p text:style-name="Standard"><text:s text:c="4"/>Generador.generarEsperaAleatoria(1000, 4000);</text:p>
      <text:p text:style-name="Standard"><text:s text:c="4"/>try {</text:p>
      <text:p text:style-name="Standard"><text:s text:c="6"/>List&lt;WebElement&gt; buttons = driver.findElements(By.tagName("button"));</text:p>
      <text:p text:style-name="Standard"><text:s text:c="6"/>for (int i = 0; i &lt; buttons.size(); i++) {</text:p>
      <text:p text:style-name="Standard"><text:s text:c="8"/>String texto = buttons.get(i).getAttribute("outerHTML");</text:p>
      <text:p text:style-name="Standard"><text:s text:c="8"/>int busqueda = texto.indexOf("Consultar");</text:p>
      <text:p text:style-name="Standard"><text:s text:c="8"/>if (busqueda != -1) {</text:p>
      <text:p text:style-name="Standard"><text:s text:c="10"/>WebElement element = buttons.get(i);</text:p>
      <text:p text:style-name="Standard"><text:s text:c="10"/>element.click();</text:p>
      <text:p text:style-name="Standard"><text:s text:c="10"/>return true;</text:p>
      <text:p text:style-name="Standard"><text:s text:c="10"/>WebElement yourButton = buttons.get(i);</text:p>
      <text:p text:style-name="Standard"><text:s text:c="10"/>if (yourButton.isEnabled()) { <text:s text:c="11"/></text:p>
      <text:p text:style-name="Standard"><text:s text:c="12"/>yourButton.click();</text:p>
      <text:p text:style-name="Standard"><text:s text:c="12"/>return true;</text:p>
      <text:p text:style-name="Standard"><text:s text:c="10"/>}</text:p>
      <text:p text:style-name="Standard"><text:s text:c="8"/>}</text:p>
      <text:p text:style-name="Standard"><text:s text:c="6"/>}</text:p>
      <text:p text:style-name="Standard"><text:s text:c="4"/>} catch (Exception e) {</text:p>
      <text:p text:style-name="Standard"><text:s text:c="6"/>log.warn("No se puede ejecutar el boton de busqueda {}", e.toString());</text:p>
      <text:p text:style-name="Standard"><text:s text:c="6"/>respuesta = String.format("No se puede ejecutar el boton de busqueda %s", e.toString());</text:p>
      <text:p text:style-name="Standard"><text:s text:c="4"/>}</text:p>
      <text:p text:style-name="Standard"><text:s text:c="4"/>return false;</text:p>
      <text:p text:style-name="Standard"><text:s text:c="2"/>}</text:p>
      <text:p text:style-name="Standard">@ -204,26 +209,43 @@ public class ConsumoWebCliente {</text:p>
      <text:p text:style-name="Standard"><text:soft-page-break/><text:s text:c="3"/>* @return</text:p>
      <text:p text:style-name="Standard"><text:s text:c="3"/>*/</text:p>
      <text:p text:style-name="Standard"><text:s text:c="2"/>private boolean analizarRespuesta() {</text:p>
      <text:p text:style-name="Standard"><text:s text:c="4"/>boolean estado = false;</text:p>
      <text:p text:style-name="Standard"/>
      <text:p text:style-name="Standard"><text:s text:c="4"/>WebDriverWait wait = new WebDriverWait(driver, timeout);</text:p>
      <text:p text:style-name="Standard"><text:s text:c="4"/>Generador.generarEsperaAleatoria(3000, 5300);</text:p>
      <text:p text:style-name="Standard"><text:s text:c="4"/>Generador.generarEsperaAleatoria(2000, 5300);</text:p>
      <text:p text:style-name="Standard"><text:s text:c="4"/>try {</text:p>
      <text:p text:style-name="Standard"><text:s text:c="6"/>WebElement sriMatricula = wait</text:p>
      <text:p text:style-name="Standard"><text:s text:c="10"/>.until(ExpectedConditions.presenceOfElementLocated(By.tagName("sri-rutas-matriculacion")));</text:p>
      <text:p text:style-name="Standard"><text:s text:c="6"/>respuesta = sriMatricula.getText();</text:p>
      <text:p text:style-name="Standard"><text:s text:c="6"/>log.warn("A analizar respuesta: {}", respuesta);</text:p>
      <text:p text:style-name="Standard"><text:s text:c="6"/>log.warn("Respuesta a analizar: {}", respuesta);</text:p>
      <text:p text:style-name="Standard"><text:s text:c="6"/>if (respuesta.indexOf("Marca") &gt;= 0) {</text:p>
      <text:p text:style-name="Standard"><text:s text:c="8"/>estado = true;</text:p>
      <text:p text:style-name="Standard"><text:s text:c="8"/>return true;</text:p>
      <text:p text:style-name="Standard"><text:s text:c="6"/>} else {</text:p>
      <text:p text:style-name="Standard"><text:s text:c="8"/>respuesta = "No se encontro la Marca";</text:p>
      <text:p text:style-name="Standard"><text:s text:c="8"/>respuesta = "No se encontro la Marca del vehiculo";</text:p>
      <text:p text:style-name="Standard"><text:s text:c="6"/>}</text:p>
      <text:p text:style-name="Standard"><text:s text:c="4"/>} catch (Exception e2) {</text:p>
      <text:p text:style-name="Standard"><text:s text:c="6"/>respuesta = e2.toString();</text:p>
      <text:p text:style-name="Standard"><text:s text:c="6"/>log.warn("No se puede leer la respuesta de la consulta captcha {}", e2.toString());</text:p>
      <text:p text:style-name="Standard"><text:s text:c="6"/>respuesta = String.format("No se encontro la Marca del vehiculo %s", e2.toString());</text:p>
      <text:p text:style-name="Standard"><text:s text:c="4"/>}</text:p>
      <text:p text:style-name="Standard"><text:s text:c="4"/>return estado;</text:p>
      <text:p text:style-name="Standard"><text:s text:c="4"/>return false;</text:p>
      <text:p text:style-name="Standard"><text:s text:c="2"/>}</text:p>
      <text:p text:style-name="Standard"/>
      <text:p text:style-name="Standard"><text:s text:c="2"/>/**</text:p>
      <text:p text:style-name="Standard"><text:s text:c="3"/>* Metodo para eludir el reCaptcha.</text:p>
      <text:p text:style-name="Standard"><text:s text:c="3"/>* </text:p>
      <text:p text:style-name="Standard"><text:s text:c="3"/>* Cambia al frame del reCaptcha</text:p>
      <text:p text:style-name="Standard"><text:s text:c="3"/>* Pone tiempo de espera aleatorio</text:p>
      <text:p text:style-name="Standard"><text:s text:c="3"/>* busca el boton de ayuda de paso de reCaptcha</text:p>
      <text:p text:style-name="Standard"><text:s text:c="3"/>* Pone tiempo de espera aleatorio</text:p>
      <text:p text:style-name="Standard"><text:s text:c="3"/>* Cambia al frame por defecto</text:p>
      <text:p text:style-name="Standard"><text:s text:c="3"/>*/</text:p>
      <text:p text:style-name="Standard"><text:s text:c="2"/>private void eludirReCaptcha() {</text:p>
      <text:p text:style-name="Standard"><text:s text:c="4"/>try {</text:p>
      <text:p text:style-name="Standard"><text:s text:c="6"/>driver.switchTo().frame(2);</text:p>
      <text:p text:style-name="Standard"><text:s text:c="6"/>Generador.generarEsperaAleatoria(900, 2000);</text:p>
      <text:p text:style-name="Standard"><text:s text:c="6"/>driver.findElement(By.cssSelector(".help-button-holder")).click();</text:p>
      <text:p text:style-name="Standard"><text:s text:c="6"/>Generador.generarEsperaAleatoria(900,2000);</text:p>
      <text:p text:style-name="Standard"><text:s text:c="6"/>driver.switchTo().defaultContent();</text:p>
      <text:p text:style-name="Standard"><text:s text:c="4"/>} catch (Exception e) {</text:p>
      <text:p text:style-name="Standard"><text:s text:c="6"/>log.warn("No se puede eludir el reCaptcha {}", e.toString());</text:p>
      <text:p text:style-name="Standard"><text:s text:c="4"/>}</text:p>
      <text:p text:style-name="Standard"><text:s text:c="2"/>}</text:p>
      <text:p text:style-name="Standard"/>
      <text:p text:style-name="Standard"><text:soft-page-break/><text:s text:c="2"/>/*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01:09:56.674780904</meta:creation-date>
    <dc:date>2024-01-29T01:10:37.221170009</dc:date>
    <meta:editing-duration>PT40S</meta:editing-duration>
    <meta:editing-cycles>1</meta:editing-cycles>
    <meta:document-statistic meta:table-count="0" meta:image-count="0" meta:object-count="0" meta:page-count="7" meta:paragraph-count="281" meta:word-count="989" meta:character-count="10737" meta:non-whitespace-character-count="8811"/>
    <meta:generator>LibreOffice/7.6.4.1$Linux_X86_64 LibreOffice_project/60$Build-1</meta:generator>
  </office:meta>
</office:document-meta>
</file>